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689030586527711200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356419769429583517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266255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9"/>
      <text:p text:style-name="P9"><text:soft-page-break/></text:p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9T11:06:15.11</dc:date>
    <dc:creator>James Lombardi</dc:creator>
    <meta:editing-duration>P1DT1H48M23S</meta:editing-duration>
    <meta:editing-cycles>148</meta:editing-cycles>
    <meta:generator>OpenOffice/4.1.2$Win32 OpenOffice.org_project/412m3$Build-9782</meta:generator>
    <meta:document-statistic meta:table-count="0" meta:image-count="0" meta:object-count="0" meta:page-count="7" meta:paragraph-count="142" meta:word-count="2192" meta:character-count="10458"/>
  </office:meta>
</office:document-meta>
</file>